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5.97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style-name="ce2" office:value-type="string" calcext:value-type="string">
            <text:p>no. of data in dataset</text:p>
          </table:table-cell>
          <table:table-cell table:style-name="ce2" office:value-type="string" calcext:value-type="string">
            <text:p>n (no. of the data in the data list)</text:p>
          </table:table-cell>
          <table:table-cell table:style-name="ce2" office:value-type="string" calcext:value-type="string">
            <text:p>BST (opCount for BST data value)</text:p>
          </table:table-cell>
          <table:table-cell table:style-name="ce2" office:value-type="string" calcext:value-type="string">
            <text:p>AVL (opCount for AVL data value)</text:p>
          </table:table-cell>
          <table:table-cell table:number-columns-repeated="6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88" calcext:value-type="float">
            <text:p>68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37" calcext:value-type="float">
            <text:p>1237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69" calcext:value-type="float">
            <text:p>146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811" calcext:value-type="float">
            <text:p>181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213" calcext:value-type="float">
            <text:p>2213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383" calcext:value-type="float">
            <text:p>23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712" calcext:value-type="float">
            <text:p>2712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frame draw:z-index="0" draw:name="Chart 1" draw:style-name="gr1" svg:width="12.7cm" svg:height="7.62cm" svg:x="4.402cm" svg:y="0.318cm">
              <draw:object draw:notify-on-update-of-ranges="Sheet1.A2:Sheet1.A11 Sheet1.D2:Sheet1.D11 Sheet1.A2:Sheet1.A11 Sheet1.C2:Sheet1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Yelanika Gunasekara</meta:initial-creator>
    <meta:creation-date>2020-04-28T08:33:52Z</meta:creation-date>
    <dc:date>2020-04-28T16:40:07.591769163</dc:date>
    <meta:editing-cycles>2</meta:editing-cycles>
    <meta:editing-duration>PT48M56S</meta:editing-duration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26cm" svg:stroke-color="#868686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scatter" chart:column-mapping="0 2 1" chart:style-name="ch1">
        <chart:title svg:x="2.627cm" svg:y="0.248cm" chart:style-name="ch2">
          <text:p>AVL vs BST Instrumentation</text:p>
        </chart:title>
        <chart:legend chart:legend-position="end" svg:x="10.253cm" svg:y="3.262cm" style:legend-expansion="high" chart:style-name="ch3"/>
        <chart:plot-area chart:style-name="ch4" table:cell-range-address="Sheet1.A2:Sheet1.A11 Sheet1.C2:Sheet1.D11" svg:x="1.314cm" svg:y="1.563cm" svg:width="8.685cm" svg:height="4.876cm">
          <chartooo:coordinate-region svg:x="2.2cm" svg:y="1.762cm" svg:width="7.374cm" svg:height="4.03cm"/>
          <chart:axis chart:dimension="x" chart:name="primary-x" chart:style-name="ch5">
            <chart:title svg:x="3.541cm" svg:y="6.592cm" chart:style-name="ch6">
              <text:p>Element n in Dataset</text:p>
            </chart:title>
          </chart:axis>
          <chart:axis chart:dimension="y" chart:name="primary-y" chart:style-name="ch7">
            <chart:title svg:x="0.451cm" svg:y="4.899cm" chart:style-name="ch8">
              <text:p>OpCount</text:p>
            </chart:title>
            <chart:grid chart:style-name="ch9" chart:class="major"/>
          </chart:axis>
          <chart:series chart:style-name="ch10" chart:values-cell-range-address="Sheet1.D2:Sheet1.D11" chart:class="chart:scatter">
            <chart:domain table:cell-range-address="Sheet1.A2:Sheet1.A11"/>
            <chart:data-point chart:repeated="10"/>
          </chart:series>
          <chart:series chart:style-name="ch10" chart:values-cell-range-address="Sheet1.C2:Sheet1.C1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">
                <text:p>298</text:p>
                <draw:g>
                  <svg:desc>Sheet1.A2:Sheet1.A11</svg:desc>
                </draw:g>
              </table:table-cell>
              <table:table-cell office:value-type="float" office:value="9">
                <text:p>9</text:p>
                <draw:g>
                  <svg:desc>Sheet1.D2:Sheet1.D11</svg:desc>
                </draw:g>
              </table:table-cell>
              <table:table-cell office:value-type="float" office:value="12">
                <text:p>12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9">
                <text:p>1159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6">
                <text:p>1456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3">
                <text:p>1753</text:p>
              </table:table-cell>
              <table:table-cell office:value-type="float" office:value="10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0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7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4">
                <text:p>2644</text:p>
              </table:table-cell>
              <table:table-cell office:value-type="float" office:value="12">
                <text:p>1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6">
                <text:p>2976</text:p>
              </table:table-cell>
              <table:table-cell office:value-type="float" office:value="11">
                <text:p>11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